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5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style:font-style-asian="normal" style:font-style-complex="normal"/>
    </style:style>
    <style:style style:name="P5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1" style:family="paragraph" style:parent-style-name="Text_20_body">
      <style:paragraph-properties fo:text-align="justify" style:justify-single-word="false"/>
    </style:style>
    <style:style style:name="P72" style:family="paragraph" style:parent-style-name="Text_20_body">
      <style:text-properties fo:color="#ff6600" fo:language="ru" fo:country="RU"/>
    </style:style>
    <style:style style:name="P73" style:family="paragraph" style:parent-style-name="Text_20_body">
      <style:text-properties fo:language="ru" fo:country="RU"/>
    </style:style>
    <style:style style:name="P74" style:family="paragraph" style:parent-style-name="Text_20_body">
      <style:paragraph-properties fo:background-color="#eeeeee">
        <style:background-image/>
      </style:paragraph-properties>
    </style:style>
    <style:style style:name="P75" style:family="paragraph" style:parent-style-name="Text_20_body">
      <style:paragraph-properties fo:background-color="#eeeeee">
        <style:background-image/>
      </style:paragraph-properties>
      <style:text-properties fo:language="ru" fo:country="RU"/>
    </style:style>
    <style:style style:name="P76" style:family="paragraph" style:parent-style-name="Text_20_body">
      <style:paragraph-properties fo:text-align="justify" style:justify-single-word="false" fo:background-color="#eeeeee">
        <style:background-image/>
      </style:paragraph-properties>
      <style:text-properties fo:language="ru" fo:country="RU"/>
    </style:style>
    <style:style style:name="P77" style:family="paragraph" style:parent-style-name="First_20_line_20_indent">
      <style:paragraph-properties fo:background-color="#eeeeee">
        <style:background-image/>
      </style:paragraph-properties>
      <style:text-properties fo:language="ru" fo:country="RU"/>
    </style:style>
    <style:style style:name="P7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9" style:family="paragraph" style:parent-style-name="Text_20_body">
      <style:paragraph-properties fo:margin-left="0cm" fo:margin-right="0cm" fo:text-align="justify" style:justify-single-word="false" fo:text-indent="0cm" style:auto-text-indent="false"/>
    </style:style>
    <style:style style:name="P80" style:family="paragraph" style:parent-style-name="Text_20_body">
      <style:paragraph-properties fo:margin-left="0cm" fo:margin-right="0cm" fo:text-align="justify" style:justify-single-word="false" fo:text-indent="0cm" style:auto-text-indent="false"/>
      <style:text-properties fo:color="#800000"/>
    </style:style>
    <style:style style:name="P8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2" style:family="paragraph" style:parent-style-name="Text_20_body">
      <style:paragraph-properties fo:margin-left="0cm" fo:margin-right="0cm" fo:text-align="center" style:justify-single-word="false" fo:text-indent="0cm" style:auto-text-indent="false"/>
    </style:style>
    <style:style style:name="P8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1" style:family="paragraph" style:parent-style-name="Footnote">
      <style:text-properties fo:language="en" fo:country="US"/>
    </style:style>
    <style:style style:name="P92" style:family="paragraph" style:parent-style-name="Footnote">
      <style:text-properties fo:language="ru" fo:country="RU"/>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0" style:family="paragraph" style:parent-style-name="Heading_20_1">
      <style:paragraph-properties fo:margin-left="0cm" fo:margin-right="0cm" fo:text-align="center" style:justify-single-word="false" fo:text-indent="0.499cm" style:auto-text-indent="false"/>
    </style:style>
    <style:style style:name="P101" style:family="paragraph" style:parent-style-name="Heading_20_1">
      <style:paragraph-properties fo:background-color="#eeeeee">
        <style:background-image/>
      </style:paragraph-properties>
    </style:style>
    <style:style style:name="P102" style:family="paragraph" style:parent-style-name="Heading_20_2">
      <style:text-properties fo:language="en" fo:country="US"/>
    </style:style>
    <style:style style:name="P103" style:family="paragraph" style:parent-style-name="Heading_20_2">
      <style:text-properties fo:language="ru" fo:country="RU"/>
    </style:style>
    <style:style style:name="P104" style:family="paragraph" style:parent-style-name="Heading_20_2">
      <style:paragraph-properties fo:background-color="#eeeeee">
        <style:background-image/>
      </style:paragraph-properties>
    </style:style>
    <style:style style:name="P105" style:family="paragraph" style:parent-style-name="Heading_20_2">
      <style:paragraph-properties fo:background-color="#eeeeee">
        <style:background-image/>
      </style:paragraph-properties>
      <style:text-properties fo:language="ru" fo:country="RU"/>
    </style:style>
    <style:style style:name="P10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7" style:family="paragraph" style:parent-style-name="Text_20_body" style:list-style-name="L1">
      <style:paragraph-properties fo:text-align="justify" style:justify-single-word="false"/>
    </style:style>
    <style:style style:name="P108" style:family="paragraph" style:parent-style-name="Text_20_body" style:list-style-name="L1">
      <style:paragraph-properties fo:text-align="justify" style:justify-single-word="false"/>
      <style:text-properties fo:language="ru" fo:country="RU"/>
    </style:style>
    <style:style style:name="P109" style:family="paragraph" style:parent-style-name="Text_20_body" style:list-style-name="L2">
      <style:paragraph-properties fo:text-align="justify" style:justify-single-word="false"/>
      <style:text-properties fo:language="ru" fo:country="RU"/>
    </style:style>
    <style:style style:name="P110" style:family="paragraph" style:parent-style-name="Text_20_body" style:list-style-name="L3">
      <style:text-properties fo:language="ru" fo:country="RU"/>
    </style:style>
    <style:style style:name="P11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1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fo:font-style="normal" style:font-style-asian="normal" style:font-style-complex="normal"/>
    </style:style>
    <style:style style:name="T16" style:family="text">
      <style:text-properties fo:color="#800000"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en" fo:country="US" fo:font-style="normal" style:font-style-asian="normal" style:font-style-complex="normal"/>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fo:color="#0000ff"/>
    </style:style>
    <style:style style:name="T29" style:family="text">
      <style:text-properties fo:color="#3333ff"/>
    </style:style>
    <style:style style:name="T30"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Последний фанфик</text:h>
      <text:p text:style-name="P2">От Massaraksh</text:p>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996091340017489754" text:style-name="L1">
        <text:list-item>
          <text:p text:style-name="P107">добавить детектив <text:span text:style-name="T1">(реализовано)</text:span>+ магические уроки/трактаты Старсвирла</text:p>
        </text:list-item>
        <text:list-item>
          <text:p text:style-name="P108">Терра несколько раз пытается убить Макса (один раз — в аквапарке). Несколько раз Макса спасает Селестия (даёт приказы Нексусу)</text:p>
        </text:list-item>
        <text:list-item>
          <text:p text:style-name="P108">Книги:</text:p>
        </text:list-item>
      </text:list>
      <text:list xml:id="list2852153650073488756" text:style-name="L2">
        <text:list-item>
          <text:p text:style-name="P109">«Великие грифоны прошлого» - из канона (5<text:span text:style-name="T5">s8e)</text:span></text:p>
        </text:list-item>
        <text:list-item>
          <text:p text:style-name="P109">«Высшие заклинания в повседневном использовании: от песчинки до дворца»</text:p>
        </text:list-item>
        <text:list-item>
          <text:p text:style-name="P109">«Малоизвестные аспекты магии трансформаций»</text:p>
        </text:list-item>
        <text:list-item>
          <text:p text:style-name="P10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9">Дасти Вейфарер «Зебрианская культура, быт и фольклор»</text:p>
        </text:list-item>
        <text:list-item>
          <text:p text:style-name="P109">«Краткая история Эквестрии»</text:p>
        </text:list-item>
        <text:list-item>
          <text:p text:style-name="P109">«Шедевры архитектуры Эквестрии» с разделом о Кантерлотском Королевском Дворце</text:p>
        </text:list-item>
        <text:list-item>
          <text:p text:style-name="P109">«Великие дела и великие чары». Страница 893: …</text:p>
        </text:list-item>
        <text:list-item>
          <text:p text:style-name="P109">«Природа Проклятий» - обмен</text:p>
        </text:list-item>
        <text:list-item>
          <text:p text:style-name="P109">«Магия для Чайников» - обмен</text:p>
        </text:list-item>
        <text:list-item>
          <text:p text:style-name="P109">«Энциклопедия Арканум» - обмен</text:p>
        </text:list-item>
        <text:list-item>
          <text:p text:style-name="P109">«О Гейсах» - обмен</text:p>
        </text:list-item>
        <text:list-item>
          <text:p text:style-name="P109">«Тайны Тайных Наук» - обмен</text:p>
        </text:list-item>
        <text:list-item>
          <text:p text:style-name="P109"><text:soft-page-break/>«Основы Заклятий» - обмен</text:p>
        </text:list-item>
        <text:list-item>
          <text:p text:style-name="P109">«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219320091579747487" text:style-name="L3">
        <text:list-item>
          <text:p text:style-name="P11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0">Селестия — переменчивая пони. В одно время не строгая, а в другое может быть такой, что страшно становится</text:p>
        </text:list-item>
        <text:list-item>
          <text:p text:style-name="P11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0">Около 820-ти лет назад будущий маг Лайтнинг Стар поступил на обучение к наставнику Тииспоту</text:p>
        </text:list-item>
        <text:list-item>
          <text:p text:style-name="P11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0">У Селестии грива и хвост развеваются и переливаются от магического шампуня</text:p>
        </text:list-item>
        <text:list-item>
          <text:p text:style-name="P110">Тело Селестии очень крепкое — может выдержать несколько тонн земли</text:p>
        </text:list-item>
        <text:list-item>
          <text:p text:style-name="P110">Дискорд намного старше принцесс, его магия сильнее ихней на голову</text:p>
        </text:list-item>
        <text:list-item>
          <text:p text:style-name="P110">Луна младше Селестии на 3 года. Сёстрам около 5000 лет. По другим данным, Селестии около 2500 лет.</text:p>
        </text:list-item>
        <text:list-item>
          <text:p text:style-name="P110">Принцессы начали войну с Дискордом в возрасте, когда им было около 700 лет — и продолжалась война почти сто лет</text:p>
        </text:list-item>
        <text:list-item>
          <text:p text:style-name="P110">Самый главный враг сестёр и Дискорда — скука</text:p>
        </text:list-item>
        <text:list-item>
          <text:p text:style-name="P110">В Эквестрии на одного жеребца приходится четыре - пять кобыл</text:p>
        </text:list-item>
        <text:list-item>
          <text:p text:style-name="P11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0">Селестия в первые полторы тысячи лет путешествовала — и заварила несколько войн (две — с Эквестрией, в одной была против Луны)</text:p>
        </text:list-item>
        <text:list-item>
          <text:p text:style-name="P110">Настоящий цвет гривы Селестии — клубнично-розовая. Радужный цвет гривы и хвоста поддерживается магией</text:p>
        </text:list-item>
        <text:list-item>
          <text:p text:style-name="P110">Кроме Дискорда, старше сестёр ещё старейшина драконов</text:p>
        </text:list-item>
        <text:list-item>
          <text:p text:style-name="P110">Кэйденс не прожила и 60-ти лет и является низкорожденной</text:p>
        </text:list-item>
        <text:list-item>
          <text:p text:style-name="P110">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0">Народ тихо фигел от нововведений и с ещё большим ожесточением продолжал делать по-своему</text:p>
        </text:list-item>
        <text:list-item>
          <text:p text:style-name="P11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0">Когда пони женятся, они обмениваются ножными браслетами</text:p>
        </text:list-item>
        <text:list-item>
          <text:p text:style-name="P110">Светилами, кроме сестёр, могут управлять единороги (группы), Дискорд, Твайлайт и Старсвирл</text:p>
        </text:list-item>
        <text:list-item>
          <text:p text:style-name="P110">Королева Кризалис — правительница Зелёной Долины</text:p>
        </text:list-item>
        <text:list-item>
          <text:p text:style-name="P110">Мать Луны и Селестии — аликорн Лорен. Мать Дискорда — Алиса (пони-человек)</text:p>
        </text:list-item>
        <text:list-item>
          <text:p text:style-name="P11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1">Искусственный интеллект. Создан Владом и Максом. Разработан для управления корпорациями.</text:p>
      <text:h text:style-name="Heading_20_3" text:outline-level="3">Селестия</text:h>
      <text:p text:style-name="P7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9">Единорог. Холост, молод, мечтателен. Живёт в Кантерлоте. В свободное время рисует облака.</text:p>
      <text:h text:style-name="Heading_20_3" text:outline-level="3">Алекс</text:h>
      <text:p text:style-name="P79">Менеджер проектов, над одним из которых (Нексус) работает Макс.</text:p>
      <text:h text:style-name="Heading_20_3" text:outline-level="3">Ростик</text:h>
      <text:p text:style-name="P79">Лидер команды тестировщиков</text:p>
      <text:h text:style-name="Heading_20_3" text:outline-level="3">Стас</text:h>
      <text:p text:style-name="P79">Программист-новичок в команде Макса.</text:p>
      <text:h text:style-name="Heading_20_3" text:outline-level="3">Рома</text:h>
      <text:p text:style-name="P79">Программист в команде UI-программистов</text:p>
      <text:h text:style-name="Heading_20_3" text:outline-level="3"><text:soft-page-break/>Анджела</text:h>
      <text:p text:style-name="P79">Сисадмин. Флиртует с Максом.</text:p>
      <text:p text:style-name="P79"/>
      <text:h text:style-name="Heading_20_2" text:outline-level="2">Положения</text:h>
      <text:p text:style-name="P7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102" text:outline-level="2">1. Терра</text:h>
      <text:p text:style-name="P17">музыка - кондовая электронная, холодная и отчаянная (Electronics “Disappointed”)</text:p>
      <text:p text:style-name="P8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9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9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pan text:style-name="T5">&gt;\</text:span>Какой сейчас год?</text:p>
      <text:p text:style-name="P32"><text:soft-page-break/><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7">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82">***</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1">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2">—</text:span><text:span text:style-name="T2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2">–</text:span><text:span text:style-name="T2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1">AI <text:span text:style-name="T2">– </text:span><text:span text:style-name="T2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4">Музыка быстрая, тревожная, надорваная и печальная (Pet Shop Boys “So Hard” ?)</text:p>
      <text:p text:style-name="P19"/>
      <text:p text:style-name="P80">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4">, </text:span><text:span text:style-name="T2">а от снотворного таких глюков у меня ни разу не было</text:span><text:span text:style-name="T2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7">Jack of Hearts</text:span><text:span text:style-name="T27"><text:note text:id="ftn7" text:note-class="footnote"><text:note-citation>7</text:note-citation><text:note-body><text:p text:style-name="Footnote"><text:bookmark text:name="result_box1"/><text:span text:style-name="T27">Jack of Hearts</text:span> <text:span text:style-name="T1">– Червовый валет (фр.)</text:span></text:p></text:note-body></text:note></text:span><text:span text:style-name="T2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2">Спи, сестра моя родная,<text:line-break/>Спи. Усни.<text:line-break/>Крыльями тебя укрою,<text:line-break/>Спи. Усни.</text:p><text:p text:style-name="P92"><text:tab/>В чаще тёмной волки воют,<text:line-break/>Спи. Усни.</text:p><text:p text:style-name="P92"><text:tab/>В мрачном замке духи ноют,<text:line-break/>Спи. Усни.</text:p><text:p text:style-name="P92"><text:tab/>Сказки вечность нам читает,<text:line-break/>Спи. Усни.<text:line-break/>День осенний угасает,<text:line-break/>Спи. Усни.<text:line-break/>Помни только в сне глубоком,</text:p><text:p text:style-name="P92"><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text:soft-page-break/></text:p>
      <text:h text:style-name="Heading_20_2" text:outline-level="2"><text:span text:style-name="T5">3. </text:span>Кантерлот</text:h>
      <text:p text:style-name="P35">Музыка медленная, фэнтезийная, средневековая, изысканая, дворцовая (стиль Dire Straits “Coyote”)</text:p>
      <text:p text:style-name="P72">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4941352091600608766" text:style-name="L4">
        <text:list-item>
          <text:p text:style-name="P11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1">– <text:span text:style-name="T1">Восемь, о учитель!</text:span></text:p><text:p text:style-name="P91">–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8">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трактат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text:soft-page-break/>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
      <text:p text:style-name="P29">&lt;<text:span text:style-name="T12">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и так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text:span><text:span text:style-name="T1">В</text:span><text:span text:style-name="T1">-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103" text:outline-level="2"><text:span text:style-name="T5">5. </text:span>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2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lt;<text:span text:style-name="T28">Depeche Mode - Painkiller</text:span>&gt;</text:p>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text:soft-page-break/>В дверях библиотеки появился знакомый силуэт.</text:p>
      <text:p text:style-name="P29">– Привет, твоё высочество! Тебя уже выпустили, или опять от докторов смылась?</text:p>
      <text:p text:style-name="P29">Аликорница прошла в комнату и устало уселась рядом со мной.</text:p>
      <text:p text:style-name="P2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29">Я с подозрением посмотрел на Селестию. Где-то я уже видел эту улыбочку на хитрой роже.</text:p>
      <text:p text:style-name="P2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встала и демонстративно повернулась ко мне задом.</text:p>
      <text:p text:style-name="P2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Я подёргал замок на накрупнике. Таки не врёт.</text:p>
      <text:p text:style-name="P29">– Убедился? Вообще-то, такое недоверие меня оскорбляет. Ни один пони так бы себя не вёл со мной. – Селестия улеглась возле кресла и надулась.</text:p>
      <text:p text:style-name="P29">– Разумеется, твои подданные вели бы себя с большим пиететом. Но я же не твой подданный, твоё высочество!</text:p>
      <text:p text:style-name="P29">Аликорница вскинула копыто к виску.</text:p>
      <text:p text:style-name="P2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29">– Окей, как хочешь. Никаких больше высочеств.</text:p>
      <text:p text:style-name="P2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29">Селестия сморщила нос в улыбке и спросила, прикрывшись крылом:</text:p>
      <text:p text:style-name="P29">– К слову, а что говорят мои подданные про нас? Что означает «чёрте-что»?</text:p>
      <text:p text:style-name="P29">Я вспомнил разговор с Индиго и почувствовал, как снова начинают гореть уши.</text:p>
      <text:p text:style-name="P29">– Чёрте-что — это значит «ерунда». Большая ерунда.</text:p>
      <text:p text:style-name="P29">– Оу, как интересно! – Селестия приблизила ко мне морду и повернула уши. – Расскажи-ка поподробнее. Я вся во внимании.</text:p>
      <text:p text:style-name="P2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29">Аликорница, широко раскрыв глаза, медленно тянула ко мне морду. Наконец, когда наши носы почти соприкоснулись, она не выдержала.</text:p>
      <text:p text:style-name="P29">– А-ха-ха-ха-ха-ха-ха!!! О-у-у-у-у-у-ха-ха-ха! И-и-и-и-ха-ха-ха! – Селестия перевернулась на спину и дёргала от смеха копытами.</text:p>
      <text:p text:style-name="P29">– <text:s/>Очень смешно! Ей говорят, что она подозревается в сексуальных извращениях, а она регочет! Мне-то пофиг, а тебе ещё править придётся!</text:p>
      <text:p text:style-name="P29">– <text:s/>И-и-изви-ни, Макс, не-мо-гу-у-у-у… Ох! Давненько я так не смеялась! Лет двести — так точно!</text:p>
      <text:p text:style-name="P29">Я потянул её за копыто и перевернул обратно на живот.</text:p>
      <text:p text:style-name="P29">– Что смешного-то?</text:p>
      <text:p text:style-name="P29"><text:soft-page-break/>Аликорница вытерла крылом выступившие слёзы и объяснила:</text:p>
      <text:p text:style-name="P2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29">– Ты не видишь ничего странного в межвидовых спариваниях? – охренел я. – Куда я, блин, попал???</text:p>
      <text:p text:style-name="P29">Селестия развернула моё кресло к себе и задумчиво посмотрела мне в глаза.</text:p>
      <text:p text:style-name="P29">– Очевидно, мне стоит рассказать тебе, Макс, откуда произошли пегасы и единороги.</text:p>
      <text:p text:style-name="P2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2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2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2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29">– А как выглядят сами истинные единороги? – спросил я.</text:p>
      <text:p text:style-name="P2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29">– Ха! – ответил я. – В моём мире они также известны. Правда, как несуществующий, сказочный вид.</text:p>
      <text:p text:style-name="P2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29">– Ишь ты! А что было дальше?</text:p>
      <text:p text:style-name="P2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2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29"/>
      <text:p text:style-name="P29">Селестия встала, потянувшись по-кошачьи, и направилась к выходу. У двери она обернулась ко мне.</text:p>
      <text:p text:style-name="P29">– Сто лет не гуляла по парку. Составишь мне компанию?</text:p>
      <text:p text:style-name="P29">Я поднялся с кресла, гадая, шутила Селестия про сто лет, или нет?</text:p>
      <text:p text:style-name="P29"><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2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2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29">Селестия грустно засмеялась своим мыслям.</text:p>
      <text:p text:style-name="P2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29">– А о чём ты грустила?</text:p>
      <text:p text:style-name="P2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29">– Но ты не выглядишь сумасшедшей.</text:p>
      <text:p text:style-name="P2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29">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29">– Постой, а как же Луна? Мне показалось, она питала тёплые чувства к Кимеринну?</text:p>
      <text:p text:style-name="P29">Селестия задумалась, автоматически ковыряя копытом ямку под валуном.</text:p>
      <text:p text:style-name="P2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29">– А Дискорд? Ты говорила, он от древности вообще сбрендил. Тем-не-менее, он определённо «подъезжал» к Луне тогда, в развалинах.</text:p>
      <text:p text:style-name="P2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2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29">–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29">Селестия рассмеялась.</text:p>
      <text:p text:style-name="P2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29">Селестия вскочила с места.</text:p>
      <text:p text:style-name="P29">– АЙ-Я-Я-Я-Я-Й!</text:p>
      <text:p text:style-name="P2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29">– Раньше тут не было муравейника!!! – Селестия с мольбой взглянула на меня. – Мааакс!! Помоги! Они кусаются! Я <text:s/>сейчас свихнусь почище Дискорда!</text:p>
      <text:p text:style-name="P29">Аликорница подпрыгнула и, взбрыкнув, начала кружиться в обратную сторону.</text:p>
      <text:p text:style-name="P29">– Вот нечего землю ковырять там, где не надо! Стой!!! – я схватил её за хвост, останавливая. Затем осторожно завёл руку под накрупник.</text:p>
      <text:p text:style-name="P29">…</text:p>
      <text:p text:style-name="P2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29">– Да ладно! Мне это ничего не стоило.</text:p>
      <text:p text:style-name="P2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2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29">– Эммм... Селестия?</text:p>
      <text:p text:style-name="P29">– Дааа? – ответила аликорница, не повернув головы. В её тоне слышались смешливые нотки.</text:p>
      <text:p text:style-name="P29">Я вытащил руку из-под накрупника.</text:p>
      <text:p text:style-name="P29">– Всё в порядке?</text:p>
      <text:p text:style-name="P29">Селестия повернула голову, и я ясно увидел широкую улыбку и фирменный ехидный прищур из-под чёлки.</text:p>
      <text:p text:style-name="P29">– А почему ты спрашиваешь? Ты разобрался с муравьями?</text:p>
      <text:p text:style-name="P29"><text:soft-page-break/>– Вроде да. Хотя, по-моему, дело уже не в муравьях.</text:p>
      <text:p text:style-name="P29">– По-моему, тоже. – рассмеялась аликорница. – Продолжай...</text:p>
      <text:p text:style-name="P29"/>
      <text:h text:style-name="P102" text:outline-level="2">6. Стыд</text:h>
      <text:p text:style-name="P29"/>
      <text:p text:style-name="P31">~~~ Завтра на семь в библиотеке ~~~</text:p>
      <text:p text:style-name="P31"/>
      <text:p text:style-name="P29">–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29">Норф носился по мастерской, окрылённый новообретенным учеником.</text:p>
      <text:p text:style-name="P2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2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2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29">Я посмотрел на часы. До семи оставалось двадцать минут — как раз, чтоб успеть дойти до библиотеки.</text:p>
      <text:p text:style-name="P29">– На сегодня довольно. Я ж вижу, ты торопишься. – заметил Норф.</text:p>
      <text:p text:style-name="P2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29">Я закрыл саквояж и сунул его в рюкзак.</text:p>
      <text:p text:style-name="P29">– Завтра будешь? – спросил Норф. – Надо бы закончить заказ из <text:s/>Троттингема.</text:p>
      <text:p text:style-name="P29">– В это же время. – подтвердил я.</text:p>
      <text:p text:style-name="P29"/>
      <text:p text:style-name="P30">***</text:p>
      <text:p text:style-name="P29"/>
      <text:p text:style-name="P29">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29">– Здрасьте!</text:p>
      <text:p text:style-name="P29">Аликорница не ответила, всматриваясь в глобус.</text:p>
      <text:p text:style-name="P29">– Привет, говорю! – я подошёл вплотную и легонько сжал ей холку.</text:p>
      <text:p text:style-name="P29">– А, это ты, Макс? Привет. – аликорница, наконец, оторвалась от разноцветной сферы. – Как осваиваешься?</text:p>
      <text:p text:style-name="P29">– Нормально осваиваюсь. Работу себе нашёл. К <text:s/>Норфолку Каррусу в ученики записался.</text:p>
      <text:p text:style-name="P2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2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29">– Да, уже пять дней. Так здорово снова чувствовать свои мышцы! Корсет был ужасен.</text:p>
      <text:p text:style-name="P29">Аликорница прошлась передо мной с раскрытыми крыльями, демонстрируя восстановленную работоспособность.</text:p>
      <text:p text:style-name="P29">– Ну что же, и я рад за тебя. – я отвернулся, присел на край стола и стал изучать потолок. – Зачем вызывала?</text:p>
      <text:p text:style-name="P2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29">– Ты сердишься?</text:p>
      <text:p text:style-name="P29">Её ресницы щекотали мне щёку. Я отодвинул её морду от лица и сказал скучающим тоном:</text:p>
      <text:p text:style-name="P29">– Та не, с чего бы? За что мне на тебя сердиться?</text:p>
      <text:p text:style-name="P29">– Но ты ведёшь себя как чужой. Как будто мы незнакомы! Ещё чуть-чуть, и станешь называть меня на «Вы» и «Ваше Высочество».</text:p>
      <text:p text:style-name="P29">Меня прорвало.</text:p>
      <text:p text:style-name="P2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29">Я вытащил из заднего кармана брюк смятую записку с королевскими вензелями и бросил её под ноги Селестии.</text:p>
      <text:p text:style-name="P2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29">Наконец Селестия развернулась и глубоко выдохнула.</text:p>
      <text:p text:style-name="P2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29">Я подошёл к аликорнице и прикоснулся к её шее.</text:p>
      <text:p text:style-name="P29">– Всё в порядке. Я тебя понимаю — и ценю твоё признание. Сам бы ещё и не так себя повёл на твоём <text:soft-page-break/>месте.</text:p>
      <text:p text:style-name="P29">– Да? А как бы ты себя повёл? – заинтересовалась Селестия.</text:p>
      <text:p text:style-name="P29">Я вспомнил свои неудачные попытки завязать личную жизнь с девушками. Конечно, те были далеки от совершенства. Но так ли безгрешен был я сам?</text:p>
      <text:p text:style-name="P29">– Я бы не извинился. Огрызался бы и считал себя правым до последнего. Ещё и послал бы подальше.</text:p>
      <text:p text:style-name="P29">Аликорница насмешливо покачала головой.</text:p>
      <text:p text:style-name="P2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29">Я снова присел на столик, теперь уже лицом к аликорнице.</text:p>
      <text:p text:style-name="P29">– Так что случилось? Куда ты пропадала? Рассказывай.</text:p>
      <text:p text:style-name="P2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29">– Что ты видишь? – спросила она напряжённо.</text:p>
      <text:p text:style-name="P2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2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2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29">– Ты не ошиблась? Нет тут никакого города.</text:p>
      <text:p text:style-name="P29">– Сейчас нет. Раньше был. – еле слышно прошептала аликорница.</text:p>
      <text:p text:style-name="P29">– Чего ты так волнуешься? Может, на более подробной карте есть? Я бы на точность глобуса не слишком полагался.</text:p>
      <text:p text:style-name="P2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29">– Так, может, его и не было? – заметил я цинично.</text:p>
      <text:p text:style-name="P2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2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29">– А как ты сама помнишь о том заклинании, если оно стёрто из бытия? – резонно подметил я.</text:p>
      <text:p text:style-name="P29">– У меня есть защита памяти. Я поставила её, когда сражалась с Иггусом… Правда, защита еле действует, так как прошло очень много времени.</text:p>
      <text:p text:style-name="P29">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2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29">Аликорница потёрла висок и растерянно посмотрела на меня.</text:p>
      <text:p text:style-name="P2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29">Я обнял аликорницу, успокаивая.</text:p>
      <text:p text:style-name="P29">– Не волнуйся, принцесса. Ты делаешь всё, что от тебя зависит. Не твоя вина, если это происходит.</text:p>
      <text:p text:style-name="P29">Селестия рассеянно мотнула головой, не соглашаясь со мной.</text:p>
      <text:p text:style-name="P2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29">Она проследовала к выходу, кивком головы приглашая меня следовать за ней.</text:p>
      <text:p text:style-name="P2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2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29">– Да так, ни о чём. – покраснел я, вернувшись на дорожку.</text:p>
      <text:p text:style-name="P29">Селестия всмотрелась в меня внимательно и всё поняла.</text:p>
      <text:p text:style-name="P29">– <text:s/>Нам не туда. Не сейчас. Я хочу показать тебе Эквестрию. – тихо сказала она.</text:p>
      <text:p text:style-name="P29">&lt;<text:span text:style-name="T29">Pet Shop Boys — A Man Could Get Arrested</text:span>&gt;</text:p>
      <text:p text:style-name="P2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2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29">Она ещё сочувствует! Я старался не смотреть в её сторону, отводя глаза. Так мы дошли до городской стены.</text:p>
      <text:p text:style-name="P2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29">Взобравшись на галерею по винтовой лестнице крохотной сторожевой башенки, мы остановились у зубца.</text:p>
      <text:p text:style-name="P2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29">– Что ты чувствуешь? – спросила аликорница.</text:p>
      <text:p text:style-name="P29">– У меня нет слов. Ничего прекраснее я в жизни не видел! – только и смог выговорить я.</text:p>
      <text:p text:style-name="P29">Селестия склонила голову, соглашаясь.</text:p>
      <text:p text:style-name="P2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2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29">– Прошлогодний выпуск. – заметила Селестия. – Отличная работа, хотя жеребячливости хватает. Что неудивительно, учитывая их возраст.</text:p>
      <text:p text:style-name="P2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2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2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29">– Проблемы? Что за проблемы? Извини, я таки прослушал.</text:p>
      <text:p text:style-name="P29">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29">– Когда твоя жизнь длится тысячи лет, начинаешь тонко чувствовать гармонию мира. – начала она.</text:p>
      <text:p text:style-name="P29"/>
      <text:h text:style-name="Heading_20_2" text:outline-level="2"><text:soft-page-break/><text:span text:style-name="T1">7</text:span>. Нелетающие пегасы</text:h>
      <text:p text:style-name="P2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4">старший. </text:span><text:span text:style-name="T2">–</text:span><text:span text:style-name="T2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text:soft-page-break/>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2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2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29">Ну что же, основное искусство правления <text:span text:style-name="T5">— умение делегировать полномочия. Вечером того же дня я села за письменный стол.</text:span></text:p>
      <text:p text:style-name="P2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29"/>
      <text:p text:style-name="P30">***</text:p>
      <text:p text:style-name="P29"><text:soft-page-break/></text:p>
      <text:p text:style-name="P29">– А что стало с жеребятами? – спросил я. – Они перестали бояться экзаменов?</text:p>
      <text:p text:style-name="P2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2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29">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2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2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29">Описав круг, Селестия перелетела через стену и приземлилась в парке. Я скатился на траву, пытаясь вдохнуть.</text:p>
      <text:p text:style-name="P29">– Что... Это... Было?</text:p>
      <text:p text:style-name="P29">Селестия осторожно, но настойчиво повалила меня на траву и принялась ощупывать рёбра.</text:p>
      <text:p text:style-name="P29">– Так больно? А так?</text:p>
      <text:p text:style-name="P2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2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2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2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29">– Не могу поверить. В Кантерлоте никогда не было землетрясений. Это неестественно. – пробормотала аликорница растерянно. – Слишком быстро.</text:p>
      <text:p text:style-name="P29">– Что <text:span text:style-name="T5">— </text:span>быстро? – не выдержал я.</text:p>
      <text:p text:style-name="P2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29">– Нет проблем, Селестия. Я всё понимаю.</text:p>
      <text:p text:style-name="P29">Аликорница приготовилась было взлетать, но в последний момент, приняв какое-то решение, остановилась.</text:p>
      <text:p text:style-name="P29">– Макс?</text:p>
      <text:p text:style-name="P29">– Да?</text:p>
      <text:p text:style-name="P29"><text:soft-page-break/>– Мы уже достаточно неплохо знаем друг друга. Могу сказать, что ты меня знаешь лучше, чем кто-либо ещё во дворце, за исключением Луны.</text:p>
      <text:p text:style-name="P29">– Да?</text:p>
      <text:p text:style-name="P29">– Да. Зови меня Тия. Если хочешь.</text:p>
      <text:p text:style-name="P29">– Хорошо. До встречи, Тия.</text:p>
      <text:p text:style-name="P29">– До встречи, Макс.</text:p>
      <text:p text:style-name="P29"/>
      <text:h text:style-name="Heading_20_2" text:outline-level="2"><text:span text:style-name="T1">8</text:span>. <text:span text:style-name="T5">40-</text:span><text:span text:style-name="T5">6</text:span></text:h>
      <text:p text:style-name="P29"/>
      <text:p text:style-name="P3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1"><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1"><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1">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1">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8">…</text:p>
      <text:p text:style-name="P29">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0"> </text:span><text:span text:style-name="T23">— вся </text:span><text:soft-page-break/><text:span text:style-name="T23">архитектура явно </text:span><text:span text:style-name="T22">была </text:span><text:span text:style-name="T23">заточена под крылатых. Таких, для которых приземлиться на балкон в тронном зале или уйти через портик на крыше</text:span><text:span text:style-name="T30"> </text:span><text:span text:style-name="T23">— обычное дело. </text:span><text:span text:style-name="T30">Хорошо, что ежедневные посещения каретной мастерской подняли мой тонус, изрядно посаженный сидячим образом жизни.</text:span></text:p>
      <text:p text:style-name="P1"><text:span text:style-name="T3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перед тяжёлой двустворчатой дверью с изображением солнца. И хоть я не стучал при входе,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скольких местах из неё торчали разноцветные флажки. На одном из флажков была налеплена жвачка. Рядом с картой <text:span text:style-name="T23">— книжный шкаф и напольная подставка для чтения с головой единорога. <text:s/>У стены напротив — камин с большими песочными часами на каминной полке. </text:span><text:span text:style-name="T23">Рядом — нечто, похожее на кухонный шкафчик с краном и </text:span><text:span text:style-name="T23">фонтанчиком</text:span><text:span text:style-name="T23">. </text:span><text:span text:style-name="T22">Каменный пол комнаты был покрыт розовым ковром с высоченным ворсом.</text:span><text:span text:style-name="T23"> </text:span><text:span text:style-name="T22">Его центр занимал </text:span><text:span text:style-name="T23">кругл</text:span><text:span text:style-name="T22">ый</text:span><text:span text:style-name="T23"> матрас </text:span><text:span text:style-name="T22">с</text:span><text:span text:style-name="T23"> велик</text:span><text:span text:style-name="T22">им</text:span><text:span text:style-name="T23"> множество</text:span><text:span text:style-name="T22">м</text:span><text:span text:style-name="T2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text:span></text:p>
      <text:p text:style-name="P28">– Рада тебя видеть, Макс. – знакомый силуэт на балконе повернулся в мою сторону. Гардины раздвинулись и Селестия вошла в комнату.</text:p>
      <text:p text:style-name="P28">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28">Аликорница смотрела на меня из под чёлки с фирменной саркастической улыбочкой.</text:p>
      <text:p text:style-name="P28">– <text:span text:style-name="T1">Такое впечатление, что ты увидел не меня, а василиска! Отомри!</text:span></text:p>
      <text:p text:style-name="P29">Я выдохнул.</text:p>
      <text:p text:style-name="P28">– <text:span text:style-name="T1">Как ты это делаешь? Я видел тебя и раньше, но ты никогда не была такой... Такой...</text:span></text:p>
      <text:p text:style-name="P2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2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29">Селестия тихо рассмеялась.</text:p>
      <text:p text:style-name="P28">– <text:span text:style-name="T1">Могу же я расслабиться хотя бы раз в сто лет? Я тоже живое существо, что бы там ни говорили подпольщики.</text:span></text:p>
      <text:p text:style-name="P29">Она кивком указала мне на тапочки в углу рядом с накопытниками. Я переобулся и вошёл в комнату.</text:p>
      <text:p text:style-name="P28">– <text:span text:style-name="T1">О каких подпольщиках ты говоришь? В Эквестрии зреет революция?</text:span></text:p>
      <text:p text:style-name="P28">Селестия подошла к фонтанчику и начала набирать воду в серебряный чайник.</text:p>
      <text:p text:style-name="P28">– Нет, что ты. Во все времена некоторым пони нравилось играть <text:s/>в конспирацию и борьбу за идеалы <text:soft-page-break/>высшей справедливости. От которой они бы первые сбежали, наступи она на самом деле. Но как им это втолковать? Они как большие дети. Ну, пусть играют, если им это нравится.</text:p>
      <text:p text:style-name="P28">Селестия поставила чайник на кованную решётку в камине, подошла к кухонной полке и задумалась.</text:p>
      <text:p text:style-name="P54"><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55"><text:span text:style-name="T1">–</text:span> Спасибо, Селестия. Пожалуй, буду “кантерлотский королевский”.</text:p>
      <text:p text:style-name="P56">Аликорница искоса зыркнула на меня, недовольно сморщив нос.</text:p>
      <text:p text:style-name="P55"><text:span text:style-name="T1">–</text:span> Мы же договорились! Тия! Не хватало мне ещё слышать официоз у себя дома. Его в моей жизни и так хватает.</text:p>
      <text:p text:style-name="P55">Она открыла шкафчик и, потянув зубами золотой шнурок, вытащила чёрный с золотом пакетик.</text:p>
      <text:p text:style-name="P55"><text:span text:style-name="T1">–</text:span> Извини, Тия. Тебе помочь?</text:p>
      <text:p text:style-name="P54"><text:span text:style-name="T1">–</text:span> Нееееет, что ты! <text:span text:style-name="T1">– </text:span><text:span text:style-name="T1">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очный чайник полотенцем.<text:span text:style-name="T1"> Потом она устроилась на диване и похлопала копытом рядом с собой.</text:span></text:p>
      <text:p text:style-name="P55"><text:span text:style-name="T1">–</text:span> Не стой столбом, Макс! Об тебя можно взгляд поцарапать!</text:p>
      <text:p text:style-name="P55">Я присел на краешек. Она немного придвинулась ко мне.</text:p>
      <text:p text:style-name="P55"><text:span text:style-name="T1">–</text:span> Ты не против, если мы продолжим знакомство? Я хотела пригласить тебя на чай ещё вчера, но землетрясение…</text:p>
      <text:p text:style-name="P55">Отказаться, когда на тебя в упор смотрят два розовых, лучащихся улыбкой, глаза — непосильная задача.</text:p>
      <text:p text:style-name="P5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28"/>
      <text:p text:style-name="P28"/>
      <text:p text:style-name="P28">&lt;<text:span text:style-name="T1">-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почувствовать себя слабой рядом с сильным.</text:span>&gt;</text:p>
      <text:p text:style-name="P36"><text:span text:style-name="T14">&lt;</text:span><text:span text:style-name="T12">в сцене 34 - Тия при заварке чая добавляет порошок в огонь - тот становится голубым. А в чай - щепотку афродизиака</text:span><text:span text:style-name="T14">&gt;</text:span></text:p>
      <text:p text:style-name="P44"/>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5">–</text:span> Ты вылила заварку? Зачем? - удивился я.</text:p>
      <text:p text:style-name="P36"><text:soft-page-break/><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p text:style-name="P1"/>
      <text:p text:style-name="P1"/>
      <text:p text:style-name="P1"/>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3">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text:span text:style-name="T5">&lt;</text:span><text:span text:style-name="T12">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50">Селестия устроилась на ковре напротив меня и начала рассказ.</text:p>
      <text:p text:style-name="P29"/>
      <text:p text:style-name="P49"><text:soft-page-break/><text:span text:style-name="T1">&lt;</text:span>сюжеты из 1001 ночи<text:span text:style-name="T1">&gt;</text:span></text:p>
      <text:p text:style-name="P50"/>
      <text:p text:style-name="P50">&lt;Упоминание Стар Свирлом элементов гармонии&gt;</text:p>
      <text:p text:style-name="P5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1">Селестия снится Максу сгорающей — и после этого она исчезает из Эквестрии. При этом она успевает сказать Максу, что она его...&gt;</text:p>
      <text:p text:style-name="P48"/>
      <text:p text:style-name="P47"/>
      <text:p text:style-name="P36"/>
      <text:p text:style-name="P40">&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50">&lt;<text:span text:style-name="T12">(после 34:</text:span></text:p>
      <text:p text:style-name="P46">← Не понял? А что это, если не любовь?</text:p>
      <text:p text:style-name="P46">- Мааакс! - мягко произнесла аликорница. - Аликорны не могут любить. Я же тебе рассказывала прямо перед этим. Думала, ты поймёшь...</text:p>
      <text:p text:style-name="P46">– Охренеть! А зачем ты завела отношения со мной? Тебе жеребцов из дворцовой стражи не хватает? Свежачка захотелось? </text:p>
      <text:p text:style-name="P38"><text:span text:style-name="T1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4"> когда ты обблевал тебе копыто - т</text:span><text:span text:style-name="T15">ы стоял тогда такой жалкий, обблёванный, беспомощный, - но всё равно старался помочь мне. Это было так трогательно... </text:span></text:p>
      <text:p text:style-name="P46">– Тьфу!</text:p>
      <text:p text:style-name="P50"><text:span text:style-name="T12">– <text:s/>Мне очень жаль...</text:span>&gt;</text:p>
      <text:p text:style-name="P50"/>
      <text:p text:style-name="P50"/>
      <text:p text:style-name="P37">***</text:p>
      <text:p text:style-name="P40"/>
      <text:p text:style-name="P36"><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104" text:outline-level="2">Рассказ Селестии <text:span text:style-name="T12">(“1001 ночь”)</text:span></text:h>
      <text:p text:style-name="P4"/>
      <text:p text:style-name="P40"/>
      <text:p text:style-name="P36"/>
      <text:h text:style-name="P104" text:outline-level="2">ЛСД-чаепитие</text:h>
      <text:p text:style-name="P36"/>
      <text:p text:style-name="P36"/>
      <text:h text:style-name="P104" text:outline-level="2"><text:soft-page-break/>Рейд пони-рэйнджеров</text:h>
      <text:p text:style-name="P36">&lt;Магия изо всех окраин Эквестрии бежит к её центру — в Вечнодикий лес&gt;</text:p>
      <text:p text:style-name="P42">(леденящий душу триллер, музыка тревожная)</text:p>
      <text:p text:style-name="P38">&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text:soft-page-break/>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text:soft-page-break/>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p>
      <text:p text:style-name="P36"/>
      <text:h text:style-name="P104" text:outline-level="2">Рейд пони-рэйнджеров-2 (<text:span text:style-name="T12">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2">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104"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oft-page-break/><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
      <text:p text:style-name="P36">&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6">- Куда проваливаться? - спросил я.</text:p>
      <text:p text:style-name="P36">- Они не знают. В тех провалах не видно дна...&gt;</text:p>
      <text:p text:style-name="P36"/>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text:soft-page-break/>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2">34 - утерянная глава </text:span><text:span text:style-name="T5">&gt;</text:span></text:p>
      <text:p text:style-name="P36"><text:span text:style-name="T5">&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text:soft-page-break/></text:p>
      <text:h text:style-name="P104" text:outline-level="2">В библиотеке замка Селестии</text:h>
      <text:p text:style-name="P74"/>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oft-page-break/><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6"/>
      <text:h text:style-name="P104"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soft-page-break/>***</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oft-page-break/><text:span text:style-name="T5">–</text:span> Нууу, - Твайлайт смутилась, <text:span text:style-name="T5">–</text:span> заклинание сработало со второй попытки. В первый раз, с <text:span text:style-name="T17">полгода </text:span><text:span text:style-name="T17">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text:soft-page-break/>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2">Во время удара магией гармонии Макс впервые видит звёздного аликорна. Тот ему показывает, что </text:span><text:soft-page-break/><text:span text:style-name="T12">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104"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oft-page-break/><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4" text:outline-level="2">Первый сеанс двойного сна. Рэрити</text:h>
      <text:p text:style-name="P36"/>
      <text:p text:style-name="P36"><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oft-page-break/><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104" text:outline-level="2">Сон Макса</text:h>
      <text:p text:style-name="P74"/>
      <text:p text:style-name="P36"><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oft-page-break/><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44"/>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104"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oft-page-break/><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36"><text:span text:style-name="T12">У Твайлайт после видения гибели Кимеринна появились морщинки возле глаз</text:span><text:span text:style-name="T5">&gt;</text:span></text:p>
      <text:p text:style-name="P36"/>
      <text:h text:style-name="P104"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2">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oft-page-break/><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36"><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text:soft-page-break/>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2">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oft-page-break/><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text:soft-page-break/>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oft-page-break/><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oft-page-break/><text:span text:style-name="T5">&lt;</text:span><text:span text:style-name="T12">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104" text:outline-level="2">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2">Вкратце суть сна Рэрити.</text:span></text:p>
      <text:p text:style-name="P36"><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36"><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36"><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36"><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2">согласовать с тем, что говорил Анакорн о Р/Д</text:span><text:span text:style-name="T5">&gt;</text:span>). </text:p>
      <text:p text:style-name="P36">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36"><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oft-page-break/><text:span text:style-name="T5">–</text:span> Её Высочество, принцесса Селестия...</text:p>
      <text:p text:style-name="P36"/>
      <text:p text:style-name="P36"><text:span text:style-name="T5">&lt;</text:span><text:span text:style-name="T12">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2">Кто следующий готов рассказывать?</text:span></text:p>
      <text:p text:style-name="P43">Пинки дёрнулась на месте, но промолчала.</text:p>
      <text:p text:style-name="P36"><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36"/>
      <text:p text:style-name="P36"><text:span text:style-name="T5">&lt;</text:span><text:span text:style-name="T12">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104"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text:soft-page-break/>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В этот момент дверь в библиотеку открылась и в проёме показался Он.</text:p>
      <text:p text:style-name="P36"/>
      <text:p text:style-name="P36"><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104"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104" text:outline-level="2">Третий сон РД. Fallout</text:h>
      <text:p text:style-name="P36"/>
      <text:p text:style-name="P36">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2">Концепция абсолютного зла. Вычеркнуть кого-то из бытия.</text:span></text:p>
      <text:p text:style-name="P36"><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36"/>
      <text:h text:style-name="P104"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oft-page-break/><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36"/>
      <text:p text:style-name="P36"><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36"/>
      <text:h text:style-name="P104"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text:soft-page-break/>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104" text:outline-level="2">Поиск решения</text:h>
      <text:p text:style-name="P74"/>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36"/>
      <text:h text:style-name="P104"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2">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36">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soft-page-break/>***</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2">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text:soft-page-break/>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6"/>
      <text:h text:style-name="P104"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text:soft-page-break/>–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104"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text:soft-page-break/>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2">расписать подробнее. Дискорд на миг должен сбросить маску и предстать древним необъяснимым </text:span><text:soft-page-break/><text:span text:style-name="T12">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104" text:outline-level="2">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2">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text:soft-page-break/>–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104" text:outline-level="2">След?</text:h>
      <text:p text:style-name="P74"/>
      <text:p text:style-name="P36"><text:span text:style-name="T5">&lt;</text:span><text:span text:style-name="T12">сначала эпизод - проверка сумки в серверной</text:span><text:span text:style-name="T5">&gt;</text:span></text:p>
      <text:p text:style-name="P36"><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2">“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
      <text:p text:style-name="P36"><text:span text:style-name="T5">&lt;</text:span><text:span text:style-name="T12">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36">–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104" text:outline-level="2">Озарение</text:h>
      <text:p text:style-name="P36"/>
      <text:p text:style-name="P36"><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1"/>
      <text:p text:style-name="P6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1"/>
      <text:p text:style-name="P58">Разговор не клеился.</text:p>
      <text:p text:style-name="P6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1"><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1"><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1"><text:span text:style-name="T5">– </text:span>Ну хорошо. Убедила. В конце-концов, можем поступить так. Вы с Флатти вернётесь обратно а я продолжу поиски здесь.</text:p>
      <text:p text:style-name="P61"><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1"><text:span text:style-name="T5">– </text:span>Вы можете связываться со мной раз в месяц по коридору.</text:p>
      <text:p text:style-name="P61"><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1">Эпплджек недоверчиво хмыкнула.</text:p>
      <text:p text:style-name="P61"><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1"><text:span text:style-name="T5">– </text:span>Конечно оставаться. Кто ещё, кроме нас, может найти её?</text:p>
      <text:p text:style-name="P61"><text:span text:style-name="T5">– </text:span>Я думал, ты не сможешь оставить Энджела и всех остальных надолго.</text:p>
      <text:p text:style-name="P6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6"><text:span text:style-name="T5">– </text:span>Извини, Флаттершай, забылся.</text:p>
      <text:p text:style-name="P66"><text:span text:style-name="T5">– </text:span>Та ладно, я ж не против, – возразила Эпплджек. – Не парься, Флатти. Было б хуже, если б он <text:s/>назвал меня Эпплджек на людях.</text:p>
      <text:p text:style-name="P66"><text:span text:style-name="T5">– </text:span>Ты так... – запнулась Флаттершай. – Так быстро забыла свою ферму. И...</text:p>
      <text:p text:style-name="P66"><text:soft-page-break/><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6"><text:span text:style-name="T5">– </text:span>Как ты можешь так говорить? – расплакалась Флаттершай.</text:p>
      <text:p text:style-name="P66"><text:span text:style-name="T5">– </text:span>Эй, девушки, не ссорьтесь! Мы — одна команда! И надеюсь, останемся ею и в дальнейшем. </text:p>
      <text:list xml:id="list6267284659814237511" text:style-name="L5">
        <text:list-header>
          <text:p text:style-name="P11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6"><text:span text:style-name="T5">– </text:span>А если нет? – Эпплджек смотрела мне мне прямо в глаза.</text:p>
      <text:list xml:id="list40365246" text:continue-numbering="true" text:style-name="L5">
        <text:list-header>
          <text:p text:style-name="P113">Я молча пожал плечами. Эпплджек уверенно продолжила.</text:p>
        </text:list-header>
      </text:list>
      <text:p text:style-name="P66"><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6"><text:span text:style-name="T5">– </text:span>Спасибо, ЭйДжей.</text:p>
      <text:p text:style-name="P6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0378990" text:continue-numbering="true" text:style-name="L5">
        <text:list-header>
          <text:p text:style-name="P113">Флаттершай пробормотала нечто, показавшееся мне знакомым.</text:p>
        </text:list-header>
      </text:list>
      <text:p text:style-name="P66"><text:span text:style-name="T5">– </text:span>Флатти, ты что-то сказала? Я не расслышал.</text:p>
      <text:p text:style-name="P66"><text:span text:style-name="T5">– </text:span>Намерение Изменяет Реальность.</text:p>
      <text:p text:style-name="P66"><text:span text:style-name="T5">– </text:span>Эээ. А где ты слышала эту фразу, если не секрет?</text:p>
      <text:p text:style-name="P66"><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0380185" text:continue-numbering="true" text:style-name="L5">
        <text:list-header>
          <text:p text:style-name="P113">У меня как будто вспыхнула лампочка в мозгу. Кирпичики быстро выстраивались в целостную картину. Я ринулся в прихожую.</text:p>
        </text:list-header>
      </text:list>
      <text:p text:style-name="P66"><text:span text:style-name="T5">– </text:span>Флатти, ЭйДжей, буду через час. Ждите!</text:p>
      <text:p text:style-name="P61"/>
      <text:h text:style-name="P105" text:outline-level="2">Почти.</text:h>
      <text:p text:style-name="P75"/>
      <text:p text:style-name="P66">В офисе меня встретил лыбящийся Стас.</text:p>
      <text:p text:style-name="P6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6">Я уставился на Стаса и он, захлёбываясь от торопливости, начал <text:span text:style-name="T5">расказывать</text:span>.</text:p>
      <text:p text:style-name="P6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6">– Ты его уничтожил?</text:p>
      <text:p text:style-name="P66">– Кого?</text:p>
      <text:p text:style-name="P66">– Этический модуль. Селестию.</text:p>
      <text:p text:style-name="P66"><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6">– Ты его уничтожил?</text:p>
      <text:p text:style-name="P6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6">– То есть, на домашнем компьютере Влада модуль работает и дальше?</text:p>
      <text:p text:style-name="P66">– Ага. К нему-то у меня доступа нету. Но в кластер к Нексусу он больше не пролезет.</text:p>
      <text:p text:style-name="P66">– Спасибо, Стас. Ты молодец.</text:p>
      <text:p text:style-name="P66">Ниточка, чуть было не прервавшаяся в офисе, повела в квартиру Влада.</text:p>
      <text:p text:style-name="P66"/>
      <text:h text:style-name="P105" text:outline-level="2">Дискорд</text:h>
      <text:p text:style-name="P74"/>
      <text:p text:style-name="P75">Девушки поспешно собирались, пока я растолковывал им задачу.</text:p>
      <text:p text:style-name="P75"><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5"><text:span text:style-name="T5">– </text:span>Это тот твой приятель, который разбился с полгода назад? – спросила Эпплджек.</text:p>
      <text:p text:style-name="P75"><text:span text:style-name="T5">– </text:span>Да, это он.</text:p>
      <text:p text:style-name="P75"><text:span text:style-name="T5">– </text:span>А как мы попадём в его квартиру? Там сейчас кто-то живёт? – Флаттершай прыгала на одной ноге, натягивая кед.</text:p>
      <text:p text:style-name="P75"><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6">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6">Я поднёс брелок пропуска к домофону, но дверь подъезда не открылась. Замигала красная лампочка и зажужжал зуммер.</text:p>
      <text:p text:style-name="P76">Я выругался.</text:p>
      <text:p text:style-name="P76"><text:span text:style-name="T5">– </text:span>Макс, что случилось? У нас проблемы?</text:p>
      <text:p text:style-name="P76"><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6"><text:soft-page-break/><text:span text:style-name="T5">– </text:span>Так что, будем ломать дверь? – Эпплджек критически осмотрелась, подмечая бабулек на лавочке и зевак во внутреннем скверике.</text:p>
      <text:p text:style-name="P76"><text:span text:style-name="T5">– </text:span>Нет нужды. Лучше станьте-ка сзади меня так, чтобы заслонить от этих бабулек и от вооон той камеры наблюдения.</text:p>
      <text:list xml:id="list6676344308176438768" text:style-name="L6">
        <text:list-header>
          <text:p text:style-name="P11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6">Раздался лёгкий «кряк» и дверь подалась.</text:p>
      <text:p text:style-name="P93"><text:span text:style-name="T5">– </text:span>Девушки, заходим.</text:p>
      <text:p text:style-name="P6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6">Прихожая встретила нас толстым слоем пыли. Мы тихонько прошли внутрь и я закрыл дверь изнутри.</text:p>
      <text:p text:style-name="P61"><text:span text:style-name="T1">Компьютер</text:span> стоял там же, где и обычно <text:span text:style-name="T1">— в личном кабинете Влада на столе у окна.</text:span></text:p>
      <text:p text:style-name="P93"><text:span text:style-name="T5">– </text:span>Макс, тут окно разбито! И верёвка какая-то висит. – крикнула Флаттершай из кухни.</text:p>
      <text:p text:style-name="P93"><text:span text:style-name="T5">– </text:span>Оставь, Флатти, не сейчас! – отмахнулся я.</text:p>
      <text:p text:style-name="P99">Лампочка питания на ноутбуке горела, <text:s/>но подключенный монитор оставался тёмным. Я постучал по пробелу, но безрезультатно.</text:p>
      <text:p text:style-name="P93"><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3"><text:span text:style-name="T5">– </text:span>Монитор выключен. – <text:s/>раздалось из угла. Кресло с высокой спинкой повернулось, открыв нашим взорам Дискорда. </text:p>
      <text:p text:style-name="P9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3">Он приподнял панамку, дурашливо здороваясь.</text:p>
      <text:p text:style-name="P93"><text:span text:style-name="T5">– </text:span>Оп-па! – пробормотала Эпплджек. – Нежданчик!</text:p>
      <text:p text:style-name="P93"><text:span text:style-name="T5">– </text:span>Ты, я вижу, времени не терял, – моя рука под прикрытием стола медленно тянулась к тяжёлой фарфоровой кружке, стоящей на краю.</text:p>
      <text:p text:style-name="P77"><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7"><text:soft-page-break/><text:span text:style-name="T5">– </text:span>А почему ты вообще решил искать нас тут? – спросила Эпплджек. – Приехал бы домой. Мы б тебя чаем напоили.</text:p>
      <text:p text:style-name="P77"><text:span text:style-name="T5">– </text:span>Видишь ли, дорогая Эй-Джей, я с самого начала знал, где находится наша уважаемая принцесса, а времени в обрез, так что...</text:p>
      <text:p text:style-name="P83">В проёме дверей появилась Флаттершай.</text:p>
      <text:p text:style-name="P77"><text:span text:style-name="T5">– </text:span>С кем это вы тут разговариваете?</text:p>
      <text:list xml:id="list1092026655245336632" text:style-name="L7">
        <text:list-header>
          <text:p text:style-name="P10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3">Оглушённый Дискорд попытался было отъехать на кресле в сторону, но я припёр его стулом к стенке.</text:p>
      <text:p text:style-name="P77">– Жанна, Флатти, хватайте ноут и на выход! Я с ним разберусь! Не теряйте вре...!</text:p>
      <text:p text:style-name="P77">– ТЫ ИДИО...!!!</text:p>
      <text:p text:style-name="P77">Дискорд <text:s/>зорал одновременно со мной, прикрываясь от меня руками, когда раздался оглушительный</text:p>
      <text:p text:style-name="P77">...</text:p>
      <text:p text:style-name="P78">БАХ!!!</text:p>
      <text:p text:style-name="P77">…</text:p>
      <text:p text:style-name="P77">Эпплджек с <text:s/>нервным всхлипом опустила толстенный том «Энтерпрайз-паттернов» , издание девятое, дополненное.</text:p>
      <text:p text:style-name="P93">На лице Дискорда появилось удивлённо-мечтательное выражение и он вырубился.</text:p>
      <text:p text:style-name="P93"/>
      <text:h text:style-name="P104" text:outline-level="2">Селестия</text:h>
      <text:p text:style-name="P93"/>
      <text:p text:style-name="P93">Включенный монитор показал схематическое изображение Селестиии, </text:p>
      <text:p text:style-name="P94">&gt;\<text:span text:style-name="T1">Привет, Селестия. Это Макс. Как себя чувствуешь?</text:span></text:p>
      <text:p text:style-name="P94">&lt;\<text:span text:style-name="T1">Макс? МАКС??? МА-А-А-АКС!!! НАКОНЕЦ-ТО! КАК Я РАДА ТЕБЯ СЛЫШАТЬ! </text:span></text:p>
      <text:p text:style-name="P94">&gt;\<text:span text:style-name="T1">Я рад, что нашёл тебя, Тия.</text:span></text:p>
      <text:p text:style-name="P9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4">&gt;\<text:span text:style-name="T1">Тия, я сейчас подключу микрофон и колонки, и мы сможем общаться более удобно.</text:span></text:p>
      <text:p text:style-name="P93">…</text:p>
      <text:p text:style-name="P93">– Привет опять. Как ты меня слышишь?</text:p>
      <text:p text:style-name="P9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4">– <text:span text:style-name="T1">Могу себе представить. Как-то раз я провёл три часа камере сенсорной депривации. Мне не понравилось.</text:span></text:p>
      <text:p text:style-name="P93">– Эммм... Ваше Высочество, вы в порядке? Мы так рады, что наконец-то нашли Вас! – вклинилась в разговор Эпплджек.</text:p>
      <text:p text:style-name="P93">– Кто тут? Макс, кто ещё с тобой?</text:p>
      <text:p text:style-name="P94"><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4"><text:soft-page-break/>– <text:span text:style-name="T1">Девочки? Я рада вас слышать. А Твайлайт нет рядом?</text:span></text:p>
      <text:p text:style-name="P9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3">При этих словах Дискорд замычал и задёргался. Эпплджек нахмурилась и проверила верёвки, привязывающие его к спинке стула.</text:p>
      <text:p text:style-name="P9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3">– Ноутбук — так называется место, где я нахожусь сейчас? А кто это мычит?</text:p>
      <text:p text:style-name="P9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3">– О, духи предков, но зачем??? Почему у него кляп во рту?</text:p>
      <text:p text:style-name="P93">– Мы связали его. Он нас предал. И тебя. И Эквестрию. Всех.</text:p>
      <text:p text:style-name="P93">При этих словах Эпплджек и Флаттершай непонимающе уставились на меня, а Дискорд протестующе замычал.</text:p>
      <text:p text:style-name="P93">Я начал рассказывать о своих догадках, и непонимающее выражение на лицах девушек сменилось удивлением.</text:p>
      <text:p text:style-name="P9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3">– А зачем тогда ты приложила его книгой? – непонимающе уставился я на неё.</text:p>
      <text:p text:style-name="P93">– Потому что ты напал на него. Я и подумала — тебе виднее. И подсобила.</text:p>
      <text:p text:style-name="P93">Флаттершай отрицающе мотнула головой.</text:p>
      <text:p text:style-name="P93">– Не может Дискорд быть предателем. Он мой друг.</text:p>
      <text:p text:style-name="P93">Дискорд благодарственно замычал и закивал головой.</text:p>
      <text:p text:style-name="P9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3">Дискорд завёл глаза на лоб и обречённо завыл.</text:p>
      <text:p text:style-name="P93">– Макс, постой. Дай мне поговорить с ним. – сказала Селестия. – Не могу поверить, что Дискорд на такое пошёл.</text:p>
      <text:p text:style-name="P93">– Ну хорошо. Поговори. Послушаем, что он скажет.</text:p>
      <text:p text:style-name="P93">Я красноречиво покачал кулак перед его носом и вытащил кляп.</text:p>
      <text:p text:style-name="P93">...</text:p>
      <text:p text:style-name="P84">–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4">– Это я-то устраиваю цирк?!! ДА ТЫ НА СЕБЯ ПОСМОТРИ, КЛОУН!!! На людей кидаешься, чашками бросаешься, вон, мне нос разбил! Дерёшься...</text:p>
      <text:p text:style-name="P84">Я угрожающе поднёс тряпку к лицу Дискорда.</text:p>
      <text:p text:style-name="P84">– Ещё одно слово в таком тоне, и ты заткнёшься, а мы уйдём в Эквестрию без тебя!</text:p>
      <text:p text:style-name="P8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4"><text:soft-page-break/>Дискорд демонстративно закрыл рот и посвистывая уставился в потолок.</text:p>
      <text:p text:style-name="P84">Разговор зашёл в тупик.</text:p>
      <text:p text:style-name="P87"/>
      <text:p text:style-name="P88">На мониторе высветился текст:</text:p>
      <text:p text:style-name="P8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8"/>
      <text:p text:style-name="P88">Из колонок послышался лёгкий шорох.</text:p>
      <text:p text:style-name="P84">– Дик, сейчас не время для ссор. – голос Селестии был мягким, но настойчивым. – Мы в одной лодке.</text:p>
      <text:p text:style-name="P84">– Тебе легко говорить! Тебе не разбивали нос и не оскорбляли угрозами!</text:p>
      <text:p text:style-name="P84">– Ты должен понимать, что у Макса были все основания так себя вести. Твоё поведение вызвало подозрения у него, ведь он мало тебя знает. </text:p>
      <text:p text:style-name="P84">К уговорам Селестии присоединилась Флаттершай.</text:p>
      <text:p text:style-name="P84">– Дискорд, миленький, прости его. Макс хороший. Он просто не знал, что ты тоже хороший...</text:p>
      <text:p text:style-name="P84">У Дискорда покраснели уши и он засмущался и заворчал.</text:p>
      <text:p text:style-name="P8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4">Я пропустил «дятла» мимо ушей.</text:p>
      <text:p text:style-name="P8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5">***</text:p>
      <text:p text:style-name="P8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4">Потому разбрасываться такой возможностью не стоит. Если уж тебе повезло оказаться в новом мире — исследуй его сполна!..</text:p>
      <text:p text:style-name="P85">***</text:p>
      <text:p text:style-name="P90">&lt;<text:span text:style-name="T13">сюда можно вставить похождения Дискорда — вторая неопубликованная глава. Первая — секс с Селестией</text:span>&gt;</text:p>
      <text:p text:style-name="P85">***</text:p>
      <text:p text:style-name="P88"><text:soft-page-break/>– Развяжите мне, наконец, руки! Или хотя бы одну. Плечами жестикулировать неудобно.... </text:p>
      <text:p text:style-name="P88">Я развязал Дискорду левую руку.</text:p>
      <text:p text:style-name="P8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8">Дискорд принялся разминать затёкшее запястье.</text:p>
      <text:p text:style-name="P8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8">– Какое письмо, Корди? – вскинулась до этого зачарованно слушавшая Дискорда Флаттершай.</text:p>
      <text:p text:style-name="P88">– Ну ваше же! Вы с Эпплджек написали мне о своих мытарствах тут. Вежливо так написали, спасибо...</text:p>
      <text:p text:style-name="P88">Флаттершай покрылась пунцовыми пятнами.</text:p>
      <text:p text:style-name="P88">– Я... Мы... – тут она совсем стушевалась.</text:p>
      <text:p text:style-name="P88">– Так а почему ты сказал, что никто не уйдёт в Эквестрию? – наконец перебила Дискорда скучавшая до этого Эпплджек.</text:p>
      <text:p text:style-name="P88">Дискорд уставился на неё долгим взглядом, а потом хлопнул себя по лбу.</text:p>
      <text:p text:style-name="P8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8">– И что? – продолжила его мысль Эпплджек.</text:p>
      <text:p text:style-name="P88">–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8">– И?!! – до меня уже дошло, но Эпплджек продолжала тупить.</text:p>
      <text:p text:style-name="P88">– Короче, времени у нас осталось что-то около пятнадцати минут. Или около того. – заявил Дискорд, поднеся к глазам запястье с массивными часами.</text:p>
      <text:p text:style-name="P88">– СКОЛЬКО??? – воскликнули хором я и девушки.</text:p>
      <text:p text:style-name="P88">Дискорд открыл было рот, но его слова заглушил звонок в дверь.</text:p>
      <text:p text:style-name="P88">– ОТКРОЙТЕ, ПОЛИЦИЯ! Вам даётся полминуты, чтобы открыть дверь. Через тридцать секунд дверь будет выбита!</text:p>
      <text:p text:style-name="P8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8">Блядь!</text:p>
      <text:p text:style-name="P88">– На крышу, живо!!! Через окно на кухне! – зашипел Дискорд, отчаянно дёргая узлы свободной рукой.</text:p>
      <text:p text:style-name="P88">Эпплджек, одной рукой сгребя в охапку ноутбук, второй увлекая Флаттершай, кинулась на кухню.</text:p>
      <text:p text:style-name="P88"><text:soft-page-break/>– А толку? Куда мы с крыши денемся? – спросил я растерянно. Дискорд только раздражённо зарычал в ответ.</text:p>
      <text:p text:style-name="P84">Дверь содрогнулась от мощного удара. Послышался стук падающей штукатурки. Я сломя голову кинулся на кухню.</text:p>
      <text:p text:style-name="P84">– Развяжи меня, идиот!!! – гаркнул вдогонку Дискорд.</text:p>
      <text:p text:style-name="P8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4">– Давай на крышу! Я догоню! – рявкнул он, освобождая вторую руку.</text:p>
      <text:p text:style-name="P84">От второго удара дверная коробка крякнула и наполовину въехала в коридор. </text:p>
      <text:p text:style-name="P8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4">Верёвка в кухонном окне дёргалась от движений лезущих по ней Флатти и Эпплджек. Я словил её рукой и стал на подоконник.</text:p>
      <text:p text:style-name="P84">Чёрт!</text:p>
      <text:p text:style-name="P8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4">Но нет, триста тысяч чертей, раз девушки смогли – я тоже смогу!</text:p>
      <text:p text:style-name="P8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4">Я успел сократить расстояние до Эпплджек наполовину, когда девушки нашли решение.</text:p>
      <text:p text:style-name="P8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4">Я выдохнул.</text:p>
      <text:p text:style-name="P8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4">Чёрт! Чёрт! Чёрт! Чёрт!</text:p>
      <text:p text:style-name="P84">Бля!!!...</text:p>
      <text:p text:style-name="P84">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4"/>
      <text:h text:style-name="P104" text:outline-level="2">Назад, в Эквестрию</text:h>
      <text:p text:style-name="P84"/>
      <text:p text:style-name="P84">Долго паниковать не пришлось. </text:p>
      <text:p text:style-name="P84">Я почувствовал сильный рывок за шиворот и захват поперёк груди. </text:p>
      <text:p text:style-name="P84">– ОТПУСТИ ДЕВЧОНКУ!!! – загрохотало мне в ухо. Я открыл глаза.</text:p>
      <text:p text:style-name="P8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4">Я чуть поднял глаза и уставился в чешуйчатую морду дракона.</text:p>
      <text:p text:style-name="P84">– Отпусти Эпплджек. Я её держу. – повторил Дискорд. – Мне сбалансироваться надо. Вы не такие уж и лёгкие.</text:p>
      <text:p text:style-name="P8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4">Наконец это ему удалось, и дальнейший подъём на крышу происходил в молчании.</text:p>
      <text:p text:style-name="P8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4">Флаттершай оторвала заплаканное лицо от моей ветровки.</text:p>
      <text:p text:style-name="P84">– Да-да, ты прав, Корди. Я готова.</text:p>
      <text:p text:style-name="P84">На длинной шее Дискорда разместились Эпплджек и Флаттершай. Я, для сохранения баланса, разместился позади крыльев.</text:p>
      <text:p text:style-name="P84">Дискорд расправил крылья и начал короткую пробежку к краю.</text:p>
      <text:p text:style-name="P8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4">И мы полетели навстречу закату.</text:p>
      <text:p text:style-name="P8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4">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4">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4">– Пристегните ремни! – проревел Дискорд, резко ускоряясь. – Будет весело!!!</text:p>
      <text:p text:style-name="P8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4">– ЙУУУУУУУХХХУУУУУ!!! – заорал Дискорд, сложил крылья и врезался в шар.</text:p>
      <text:p text:style-name="P89">&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1" text:outline-level="1">Беседа за столиком в ночи</text:h>
      <text:p text:style-name="P63">Из-за заинтересованности Эквуса в Максе, тому не приходится прилагать усилий для 34 — на что ему указывает Анакорн</text:p>
      <text:p text:style-name="P6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1"><text:span text:style-name="T1">– </text:span>Анакорн. <text:span text:style-name="T1">– о</text:span>трекомендовался он. <text:span text:style-name="T5">– </text:span><text:span text:style-name="T1">Демиург.</text:span></text:p>
      <text:p text:style-name="P61"><text:span text:style-name="T1">– </text:span>П-привет. Макс. <text:span text:style-name="T1">– в</text:span> смятении представился я.</text:p>
      <text:p text:style-name="P6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6"><text:soft-page-break/></text:p>
      <text:p text:style-name="P61"><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6"/>
      <text:p text:style-name="P6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1"><text:span text:style-name="T1">Юноша</text:span> закинул ногу за ногу и пытливо смотрел на меня, играя карандашём .</text:p>
      <text:p text:style-name="P61">Я совсем запутался.</text:p>
      <text:p text:style-name="P61"><text:span text:style-name="T1">– </text:span>Какая проблема? Какое решение? Кто ты <text:span text:style-name="T1">вообще</text:span>?</text:p>
      <text:p text:style-name="P6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6">– Стоп, не торопись. – у меня голова пошла кругом от информации. – Я ничего не понял. Какие-такие проблемы? Какие варианты? Зачем его поддерживать?</text:p>
      <text:p text:style-name="P66">Анакорн недовольно поморщился, но продолжил.</text:p>
      <text:p text:style-name="P6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6"><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6">На голограмме появилась солнечная система Эквуса. Почему-то в центре системы был сам Эквус. Вокруг него вращались солнце и луна.</text:p>
      <text:p text:style-name="P66">Анакорн плюхнулся обратно в кресло и схватился за голову. Потом, немного успокоившись, продолжил.</text:p>
      <text:p text:style-name="P6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6">Анакорн отпил из стакана и продолжил.</text:p>
      <text:p text:style-name="P6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6">Анакорн постучал по столику указкой. Солнечная система увеличилась, оставив в поле зрения только шар Эквуса.</text:p>
      <text:p text:style-name="P6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8">Ко мне наконец-то пришло понимание ситуации.</text:p>
      <text:p text:style-name="P6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6"><text:soft-page-break/>Анакорн смутился.</text:p>
      <text:p text:style-name="P6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6">(<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6"><text:span text:style-name="T10">– Сам ты раздолбай! – произнёс, наконец, Свирл</text:span>)</text:p>
      <text:p text:style-name="P66">… И создали вы его достаточно топорно — видишь, он трещит по швам.</text:p>
      <text:p text:style-name="P66">– Хмм. То есть, это брони создали Эквус?</text:p>
      <text:p text:style-name="P6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6">Я вспомнил события последнего года <text:span text:style-name="T5">&lt;</text:span>упомянуть в эпизоде на Терре, что МЛП-сериал закрылся год назад<text:span text:style-name="T5">&gt;</text:span></text:p>
      <text:p text:style-name="P6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6">Анакорн с такой силой сжал карандаш, что он хрустнул.</text:p>
      <text:p text:style-name="P6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3">– </text:p>
      <text:p text:style-name="P6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8">– Верни Рэйнбоу!!!</text:p>
      <text:p text:style-name="P68">Обломки карандаша выпали из кулака Анакорна на столик.</text:p>
      <text:p text:style-name="P68">– Э-э-э… м-м-м… ну-у-у... Нельзя сказать, что это совсем невыполнимо… Но, прямо скажу, задачка не для студента!</text:p>
      <text:p text:style-name="P68">– А ты студент?</text:p>
      <text:p text:style-name="P6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8">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8">– Нет. Плата остаётся неизменной. Тут мы квиты. У меня тоже мало шансов помочь тебе — я не имею ни малейшего понятия, как это сделать.</text:p>
      <text:p text:style-name="P68">Ставшие почти прозрачными стены комнаты снова обрели материальность. Анакорн пожал плечами и протянул мне руку через столик.</text:p>
      <text:p text:style-name="P6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8">Я задумался.</text:p>
      <text:p text:style-name="P6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8">Анакорн почесал в затылке.</text:p>
      <text:p text:style-name="P68">– А кьютимарки? Как, <text:span text:style-name="T5">&lt;</text:span><text:span text:style-name="T14">чёрт</text:span><text:span text:style-name="T5">&gt;</text:span> меня побери, объяснить кьютимарки?</text:p>
      <text:p text:style-name="P68">– А кьютимарки ты сам даришь пони, когда распознаёшь их жизненное предназначение.</text:p>
      <text:p text:style-name="P6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8">Я пожал плечами.</text:p>
      <text:p text:style-name="P68">– А по-другому я не могу объяснить их появление. К сожалению.</text:p>
      <text:p text:style-name="P9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5"><text:soft-page-break/>– Хорошо. Уболтал. Кьютимарки беру на себя. Так и знал, что мне самое трудное достанется!</text:p>
      <text:p text:style-name="P9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5">Анакорн проследил мой взгляд.</text:p>
      <text:p text:style-name="P95">– Нечего так смотреть. Если я стану применять магию вместо ловкости, теряется весь смысл упражнения... О, глянь-ка на Эквус!</text:p>
      <text:p text:style-name="P95">И впрямь, было на что посмотреть. Уровень помех на модели Эквуса значительно снизился и сама она стала светиться ровным голубоватым светом.</text:p>
      <text:p text:style-name="P9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5"/>
      <text:p text:style-name="P97">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8"/>
      <text:p text:style-name="P9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7"/>
      <text:p text:style-name="P95">Я опять задумался. В голове было пусто. Хотя, если подумать с точки зрения программиста, можно... Наверное можно, раз все предыдущее прокатило...</text:p>
      <text:p text:style-name="P96">–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6">– Не понял? Это как? Как ты совместишь разрушенную магическими войнами Эквестрию с романтически-сексуальным раем для попаданцев?</text:p>
      <text:p text:style-name="P96"><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6">Анакорн долго мусолил карандаш, а потом вдруг заржал.</text:p>
      <text:p text:style-name="P96"><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6"><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6">Анакорн примирительно похлопал меня по плечу.</text:p>
      <text:p text:style-name="P96"><text:span text:style-name="T5">–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6">Я подозрительно посмотрел на Анакорна.</text:p>
      <text:p text:style-name="P96"><text:span text:style-name="T5">– </text:span>Какой ещё, нафиг, «мой фанфик»? Я никакого фанфика не писал. И не собираюсь, вообще-то.</text:p>
      <text:p text:style-name="P96">Анакорн ехидно ухмыльнулся и откинулся в кресле, переплетя пальцы за затылком.</text:p>
      <text:p text:style-name="P96"><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5"><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5"><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5"><text:span text:style-name="T5">– </text:span>Факн щит<text:note text:id="ftn12" text:note-class="footnote"><text:note-citation>12</text:note-citation><text:note-body><text:p text:style-name="P9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5">Анакорн развёл руками.</text:p>
      <text:p text:style-name="P95"><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5">Анакорн, глядя на мои терзания, понимающе кивнул и продолжил.</text:p>
      <text:p text:style-name="P6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6">– Гм! Я бы попросил тебя не касаться моих отношений с Рэйнбоу!</text:p>
      <text:p text:style-name="P6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6">У меня сердце буквально ухнуло куда-то вниз, в область желудка.</text:p>
      <text:p text:style-name="P6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5">&lt;&gt;</text:span></text:p>
      <text:p text:style-name="P6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6">– Та ладно, не утешай. Я не маленький ребёнок. Долг платежом красен. Сделаю то, что ты хочешь. Как сумею.</text:p>
      <text:p text:style-name="P6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6">Анакорн наблюдал за мной без улыбки. По его нейтральному выражению лица невозможно было догадаться, о чём он думает.</text:p>
      <text:p text:style-name="P66">– Ну вот и отлично. Рад, что мы наконец-то пришли к сделке.</text:p>
      <text:p text:style-name="P6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9">– Пора закругляться. Ты начинаешь сгорать. Надо утрясти последние детали, пока ещё есть пару минут.</text:p>
      <text:p text:style-name="P66">– Валяй. Я тебя внимательно слушаю.</text:p>
      <text:p text:style-name="P6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6">– А я разве сплю?</text:p>
      <text:p text:style-name="P66">– Сейчас — нет. Но как только мы закроем сделку — проснёшься. Потому что нет иного способа вернуть тебя в реальный мир.</text:p>
      <text:p text:style-name="P66">– Эээ, постой. А как я в Эквестрию и обратно возвращался?</text:p>
      <text:p text:style-name="P6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6">Так вот, возвращать тебя обратно в твой мир я не буду. </text:p>
      <text:p text:style-name="P66">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6">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66">– Ты ещё увидишь пару снов на прощание. Удачи!</text:p>
      <text:p text:style-name="P66"/>
      <text:p text:style-name="P67">***</text:p>
      <text:p text:style-name="P67"/>
      <text:p text:style-name="P66">&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6"/>
      <text:p text:style-name="P66">–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6">– Пожалста. – ответил я безучастно. – Всегда рад. Только Вам не нужно было ТАК распинаться, чтобы заручиться моей помощью.</text:p>
      <text:p text:style-name="P66">Селестия на мгновение смутилась, но продолжила.</text:p>
      <text:p text:style-name="P66">&lt;<text:span text:style-name="T12"> - Ты морочила мне яйца, чтобы заинтересовать? Всё, как Свирл указал?</text:span></text:p>
      <text:p text:style-name="P6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3">Я покачал головой.</text:p>
      <text:p text:style-name="P66"><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6">–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4">Селестия кивнула, соглашаясь, и образ её начал меркнуть.</text:p>
      <text:p text:style-name="P89">– <text:span text:style-name="T1">Окей. Будь счастлив и... спасибо тебе за всё, Макс.</text:span></text:p>
      <text:p text:style-name="P84">…</text:p>
      <text:p text:style-name="P8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text:span><text:soft-page-break/><text:span text:style-name="T1">да! Сдаюсь. </text:span></text:p>
      <text:p text:style-name="P84">Он нахлобучил на себя невесть откуда взявшуюся двууголку.</text:p>
      <text:p text:style-name="P84">– Как вам это нравится, господа?! Дискорд — спаситель Эквестрии! А ведь звучит!!! Разрешите откланяться!..</text:p>
      <text:p text:style-name="P84"/>
      <text:list xml:id="list9202485516124021394" text:style-name="L8">
        <text:list-header>
          <text:p text:style-name="P115">(<text:span text:style-name="T18">Луна — как повелительница снов, слышала разговор Макса с Анакорном</text:span>)</text:p>
          <text:p text:style-name="P116"/>
        </text:list-header>
      </text:list>
      <text:p text:style-name="P85">***</text:p>
      <text:p text:style-name="P61"><text:span text:style-name="T1">–</text:span> Ты?..</text:p>
      <text:p text:style-name="P61"><text:span text:style-name="T1">–</text:span> Ты??!</text:p>
      <text:p text:style-name="P61"><text:span text:style-name="T1">–</text:span> Ты мне снишься??</text:p>
      <text:p text:style-name="P61"><text:span text:style-name="T1">–</text:span> Это ты мне снишься!!</text:p>
      <text:p text:style-name="P61"><text:span text:style-name="T1">–</text:span> Неважно… Пусть мы друг-другу снимся… Ты как, Дэш?</text:p>
      <text:p text:style-name="P6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1"><text:span text:style-name="T1">–</text:span> И я в порядке. Вот, возвращаюсь в свой мир. Ну, не совсем в свой. Почти в свой.</text:p>
      <text:p text:style-name="P61"><text:span text:style-name="T1">–</text:span> Навсегда?</text:p>
      <text:p text:style-name="P61"><text:span text:style-name="T1">–</text:span> Скорее всего, да.</text:p>
      <text:p text:style-name="P61"><text:span text:style-name="T1">–</text:span> Это плохо. Я хотела тебе сказать…</text:p>
      <text:p text:style-name="P61"><text:span text:style-name="T1">–</text:span> Не надо, Дэш. Не стоит терзать себя. Мне тоже очень хотелось остаться. Но так надо. Мне очень жаль…</text:p>
      <text:p text:style-name="P6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1"><text:span text:style-name="T1">–</text:span> И тебя, и Твайлайт, и Рэрити, и Селестию, и всех-всех-всех… Таковы правила.</text:p>
      <text:p text:style-name="P6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1">Я опустил руку на шею Дэш и ощутил теплоту и лёгкое покалывание в пустоте.</text:p>
      <text:p text:style-name="P61"><text:span text:style-name="T5">–</text:span> Мне кажется, Дэш, <text:span text:style-name="T1">м</text:span>ы найдём способ связаться. Рано или поздно.</text:p>
      <text:p text:style-name="P61"><text:span text:style-name="T1">–</text:span> И лучше рано, чем поздно! Я не люблю ждать!</text:p>
      <text:p text:style-name="P61"><text:span text:style-name="T1">–</text:span> Да, Дэш. <text:span text:style-name="T1">–</text:span> её образ начал таять. <text:span text:style-name="T1">–</text:span> Да, я помню. Я всё ещё помню…</text:p>
      <text:p text:style-name="P61"><text:soft-page-break/></text:p>
      <text:h text:style-name="P104" text:outline-level="2">Земля</text:h>
      <text:p text:style-name="P64">Музыкальная тема из бегущего по лезвию бритвы — <text:span text:style-name="T5">Mission impossible</text:span></text:p>
      <text:p text:style-name="P65">&lt;Ужас возвращения из тёплого волшебного мира друзей в холодную скучную реальность.&gt;</text:p>
      <text:p text:style-name="P5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9"><text:span text:style-name="T1">Я нашарил ногами тапки и пошёл в ванную. Проходя мимо стола, зацепился взглядом за</text:span> эскиз <text:span text:style-name="T1">рисунка</text:span>.</text:p>
      <text:p text:style-name="P5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0">Доставая из стола ключи от машины, опять наткнулся взглядом на эскиз.</text:p>
      <text:p text:style-name="P6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0">Назову-ка я фантазию «Последний фанфик».</text:p>
      <text:p text:style-name="P60"/>
      <text:p text:style-name="P60"/>
      <text:p text:style-name="P60"/>
      <text:p text:style-name="P61"/>
      <text:p text:style-name="P61"/>
      <text:p text:style-name="P61"/>
      <text:p text:style-name="P61"/>
      <text:p text:style-name="P61"/>
      <text:p text:style-name="P61"/>
      <text:p text:style-name="P61"/>
      <text:p text:style-name="P6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1"/>
      <text:p text:style-name="P6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1"/>
      <text:p text:style-name="P61"/>
      <text:p text:style-name="P61"/>
      <text:p text:style-name="P61"/>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3-02T20:19:26.30</dc:date>
    <meta:editing-duration>P53DT21H8M36S</meta:editing-duration>
    <meta:editing-cycles>2305</meta:editing-cycles>
    <meta:generator>OpenOffice/4.1.1$Win32 OpenOffice.org_project/411m6$Build-9775</meta:generator>
    <meta:document-statistic meta:table-count="0" meta:image-count="0" meta:object-count="0" meta:page-count="125" meta:paragraph-count="2591" meta:word-count="60355" meta:character-count="383603"/>
    <dc:creator>макс </dc:creator>
  </office:meta>
</office:document-meta>
</file>